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font-size-asian="13pt" style:font-size-complex="13pt"/>
    </style:style>
    <style:style style:name="P2" style:family="paragraph" style:parent-style-name="Preformatted_20_Text">
      <style:text-properties style:font-name="Arial" fo:font-size="13pt" style:font-size-asian="13pt" style:font-size-complex="13pt"/>
    </style:style>
    <style:style style:name="P3" style:family="paragraph" style:parent-style-name="Preformatted_20_Text">
      <style:paragraph-properties fo:margin-top="0in" fo:margin-bottom="0.1965in"/>
      <style:text-properties style:font-name="Arial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rtha</text:p>
      <text:p text:style-name="P2">Garcia/Hunter</text:p>
      <text:p text:style-name="P2">Intro (Repeat a few times):</text:p>
      <text:p text:style-name="P2">G <text:s text:c="2"/>C/G <text:s/>3 0 2 0 1 3</text:p>
      <text:p text:style-name="P2"/>
      <text:p text:style-name="P2">I had a hard run, </text:p>
      <text:p text:style-name="P2">Runnin' from your window.</text:p>
      <text:p text:style-name="P2">I was all night running, running, </text:p>
      <text:p text:style-name="P2">Lord I wonder if you care,</text:p>
      <text:p text:style-name="P2">I had a run in, </text:p>
      <text:p text:style-name="P2">Run around, and run down.</text:p>
      <text:p text:style-name="P2">Run around the corner, corner, </text:p>
      <text:p text:style-name="P2">Lord run smack into a tree.</text:p>
      <text:p text:style-name="P2"/>
      <text:p text:style-name="P2">I had to move, <text:s text:c="3"/>really had to move,</text:p>
      <text:p text:style-name="P2">That's why if you please, I am on my bended knees,</text:p>
      <text:p text:style-name="P2">Bertha don't you come around here anymore.</text:p>
      <text:p text:style-name="P2"/>
      <text:p text:style-name="P2">Dressed myself in green, </text:p>
      <text:p text:style-name="P2">I went down unto the sea.</text:p>
      <text:p text:style-name="P2">Try to see what's goin' down, </text:p>
      <text:p text:style-name="P2">Try to read between the lines.</text:p>
      <text:p text:style-name="P2">I had a feelin' I was fallin', fallin', fallin',</text:p>
      <text:p text:style-name="P2">I turned around to see,</text:p>
      <text:p text:style-name="P2">Heard a voice al callin', </text:p>
      <text:p text:style-name="P2">Lord you was comin' after me.</text:p>
      <text:p text:style-name="P2"/>
      <text:p text:style-name="P2">I had to move, really had to move,</text:p>
      <text:p text:style-name="P2">That's why if you please, I am on my bended knees,</text:p>
      <text:p text:style-name="P2">Bertha don't you come around here anymore.</text:p>
      <text:p text:style-name="P2"/>
      <text:p text:style-name="P2">Ran into a rainstorm, </text:p>
      <text:p text:style-name="P2">I ducked back into a bar door.</text:p>
      <text:p text:style-name="P2">It's all night pourin', pourin', pourin',</text:p>
      <text:p text:style-name="P2">Lord but not a drop on me.</text:p>
      <text:p text:style-name="P2">Test me, test me, Test me, test me, test me,</text:p>
      <text:p text:style-name="P2">Why don't you arrest me?</text:p>
      <text:p text:style-name="P2">Throw me in to the jailhouse,</text:p>
      <text:p text:style-name="P2">Lord until the sun goes down, ('till it goes down.)</text:p>
      <text:p text:style-name="P2"/>
      <text:p text:style-name="P2">I had to move, really had to move,</text:p>
      <text:p text:style-name="P2">That's why if you please, I am on my bended knees,</text:p>
      <text:p text:style-name="P3">Bertha don't you come around here anymor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H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Dowd</meta:initial-creator>
    <meta:creation-date>2011-06-04T13:48:36</meta:creation-date>
    <dc:date>2011-06-04T13:50:22</dc:date>
    <dc:creator>Sean Dowd</dc:creator>
    <meta:editing-duration>PT1M50S</meta:editing-duration>
    <meta:editing-cycles>2</meta:editing-cycles>
    <meta:generator>LibreOffice/3.3$Linux LibreOffice_project/330m19$Build-202</meta:generator>
    <meta:document-statistic meta:table-count="0" meta:image-count="0" meta:object-count="0" meta:page-count="1" meta:paragraph-count="37" meta:word-count="237" meta:character-count="1152"/>
  </office:meta>
</office:document-meta>
</file>